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2AFD791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loco_25_20presentation-title">
      <style:graphic-properties draw:auto-grow-height="true" fo:min-height="3.501cm"/>
    </style:style>
    <style:style style:name="pr2" style:family="presentation" style:parent-style-name="loco_25_20presentation-subtitle">
      <style:graphic-properties draw:fill-color="#ffffff" draw:auto-grow-height="true" fo:min-height="12.361cm"/>
    </style:style>
    <style:style style:name="pr3" style:family="presentation" style:parent-style-name="loco_25_20presentation-notes">
      <style:graphic-properties draw:fill-color="#ffffff" draw:auto-grow-height="true" fo:min-height="13.365cm"/>
    </style:style>
    <style:style style:name="pr4" style:family="presentation" style:parent-style-name="loco_25_20presentation-title">
      <style:graphic-properties fo:min-height="1.75cm"/>
    </style:style>
    <style:style style:name="pr5" style:family="presentation" style:parent-style-name="loco_25_20presentation-subtitle">
      <style:graphic-properties draw:fill-color="#ffffff" fo:min-height="15.11cm"/>
    </style:style>
    <style:style style:name="pr6" style:family="presentation" style:parent-style-name="loco_25_20presentation-notes">
      <style:graphic-properties draw:fill-color="#ffffff" fo:min-height="13.114cm"/>
    </style:style>
    <style:style style:name="pr7" style:family="presentation" style:parent-style-name="loco_25_20presentation-title">
      <style:graphic-properties draw:auto-grow-height="true" fo:min-height="2cm"/>
    </style:style>
    <style:style style:name="pr8" style:family="presentation" style:parent-style-name="loco_25_20presentation-notes">
      <style:graphic-properties draw:fill-color="#ffffff" fo:min-height="13.364cm"/>
    </style:style>
    <style:style style:name="pr9" style:family="presentation" style:parent-style-name="loco_25_20presentation-title">
      <style:graphic-properties fo:min-height="2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00" fo:font-size="44pt" style:font-size-asian="44pt" style:font-size-complex="44pt"/>
    </style:style>
    <style:style style:name="T3" style:family="text">
      <style:text-properties fo:color="#00ff00"/>
    </style:style>
    <style:style style:name="T4" style:family="text">
      <style:text-properties fo:color="#000000"/>
    </style:style>
    <style:style style:name="T5" style:family="text">
      <style:text-properties fo:color="#000000" style:text-outline="false" style:text-line-through-style="none" fo:font-family="'Trebuchet MS'" style:font-style-name="Normal" style:font-family-generic="swiss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Comet: practical solution or crutch?</presentation:footer-decl>
      <presentation:date-time-decl presentation:name="dtd1" presentation:source="current-date" style:data-style-name="D3"/>
      <draw:page draw:name="page1" draw:style-name="dp1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.199cm" svg:height="3.625cm" svg:x="0.801cm" svg:y="1.937cm" presentation:class="title" presentation:user-transformed="true">
          <draw:text-box>
            <text:p><text:span text:style-name="T1">(Re)introducing </text:span><text:span text:style-name="T2">the Binary Analysis Tool</text:span></text:p>
          </draw:text-box>
        </draw:frame>
        <draw:frame presentation:style-name="pr2" draw:text-style-name="P2" draw:layer="layout" svg:width="26.099cm" svg:height="12.361cm" svg:x="0.901cm" svg:y="7.5cm" presentation:class="subtitle" presentation:user-transformed="true">
          <draw:text-box>
            <text:p>Armijn Hemel</text:p>
            <text:p>Loco (Loohuis Consulting)</text:p>
            <text:p>FTF Legal Workshop</text:p>
            <text:p>April 8 2011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Binary Analysis Tool at first sight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The Binary Analysis Tool (BAT) is a tool to discover the use of certain code in binary packages like:</text:p>
            <text:p/>
            <text:list text:style-name="L1">
              <text:list-item>
                <text:p><text:s/>firmwares</text:p>
              </text:list-item>
              <text:list-item>
                <text:p><text:s/>executables</text:p>
              </text:list-item>
              <text:list-item>
                <text:p><text:s/>installers</text:p>
              </text:list-item>
              <text:list-item>
                <text:p><text:s/>etc.</text:p>
              </text:list-item>
            </text:list>
            <text:p/>
            <text:p>It's Apache 2 licensed, lightweight, uses standard Linux tools and is simple<text:span text:style-name="T3"> </text:span>to use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 presentation:user-transformed="true">
          <draw:text-box>
            <text:p>My five years of GPL enforcement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<text:span text:style-name="T4">After five years working in this space I understand that the consumer electronics market does not need complex solutions.</text:span></text:p>
            <text:p/>
            <text:p>Successful license compliance boils down to just one thing: we need to fix the supply chain!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Supply chain (simplified)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list text:style-name="L2">
              <text:list-item>
                <text:p><text:s/>chipset manufacturer makes a chip</text:p>
              </text:list-item>
              <text:list-item>
                <text:p><text:s/>board manufacturer makes a reference board</text:p>
              </text:list-item>
              <text:list-item>
                <text:p><text:s/>software manufacturer makes/ports a software stack and software development kit (SDK)</text:p>
              </text:list-item>
              <text:list-item>
                <text:p><text:s/>software manufacturer makes a turnkey solution</text:p>
              </text:list-item>
              <text:list-item>
                <text:p><text:s/>turnkey solution is customized (webpages, extra functionality, extra branding, etc.)</text:p>
              </text:list-item>
              <text:list-item>
                <text:p><text:s/>turnkey solution is rebadged and sold to end consumers (gpl-violations.org enforces copyrights here)</text:p>
              </text:list-item>
            </text:list>
            <text:p/>
            <text:p>In every step things can go wrong:</text:p>
            <text:list text:style-name="L3">
              <text:list-item>
                <text:p><text:s/>code added/removed/altered or not passed through the ch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Helping companies fix their problems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Fixing violations at the end of the supply chain is hard:</text:p>
            <text:p/>
            <text:list text:style-name="L1">
              <text:list-item>
                <text:p><text:s/>lot of work</text:p>
              </text:list-item>
              <text:list-item>
                <text:p><text:s/>few results</text:p>
              </text:list-item>
              <text:list-item>
                <text:p><text:s/><text:span text:style-name="T4">few process improvement to prevent issues reoccurring</text:span></text:p>
              </text:list-item>
            </text:list>
            <text:p/>
            <text:p><text:span text:style-name="T4">This is frustrating for me, frustrating for companies and frustrating for reporters.</text:span></text:p>
            <text:p/>
            <text:p><text:span text:style-name="T4">The only real </text:span>solution is to push the problem back into the supply chain and get it fixed at the source (which could be anywhere)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Taking on the supply chain: take one</text:p>
          </draw:text-box>
        </draw:frame>
        <draw:frame presentation:style-name="pr5" draw:layer="layout" svg:width="26.099cm" svg:height="15.36cm" svg:x="0.901cm" svg:y="4.5cm" presentation:class="subtitle">
          <draw:text-box>
            <text:p>First try: GPL compliance engineering guide, with a technical description of how we find violations.</text:p>
            <text:p/>
            <text:p>Reasons:</text:p>
            <text:p/>
            <text:list text:style-name="L1">
              <text:list-item>
                <text:p><text:s/>demystifying GPL compliance engineering</text:p>
              </text:list-item>
              <text:list-item>
                <text:p><text:s/>preventing “hit by a bus syndrome”</text:p>
              </text:list-item>
            </text:list>
            <text:p/>
            <text:p>Not many results:</text:p>
            <text:p/>
            <text:list text:continue-numbering="true" text:style-name="L1">
              <text:list-item>
                <text:p><text:s/>western consumer electronics companies still don't have (many) engineers who can do/understand it</text:p>
              </text:list-item>
              <text:list-item>
                <text:p><text:s/>steep learning curve and engineers don't have time</text:p>
              </text:list-item>
              <text:list-item>
                <text:p><text:s/>(grudgingly admitting) guide could use a few quality boo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Taking on the supply chain: take two</text:p>
          </draw:text-box>
        </draw:frame>
        <draw:frame presentation:style-name="pr5" draw:layer="layout" svg:width="26.099cm" svg:height="15.36cm" svg:x="0.901cm" svg:y="4.5cm" presentation:class="subtitle">
          <draw:text-box>
            <text:p>Second try: automate our collective compliance engineering knowledge by codifying it in a program.</text:p>
            <text:p/>
            <text:p>Benefits:</text:p>
            <text:p/>
            <text:list text:style-name="L1">
              <text:list-item>
                <text:p><text:s/>easier to get up to speed with compliance engineering</text:p>
              </text:list-item>
              <text:list-item>
                <text:p><text:s/>easier to reproduce results</text:p>
              </text:list-item>
              <text:list-item>
                <text:p><text:s/>common set of rules/reporting format</text:p>
              </text:list-item>
              <text:list-item>
                <text:p><text:s/>faster than manual insp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Binary Analysis Tool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The Binary Analysis Tool (BAT) automates (part of) compliance engineering. BAT was created by Loohuis Consulting and OpenDawn and sponsored by Stichting NLnet and Linux Foundation.</text:p>
            <text:p/>
            <text:p>Website:</text:p>
            <text:p/>
            <text:p><text:a xlink:href="http://www.binaryanalysis.org/">http://www.binaryanalysis.org/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BAT facts</text:p>
          </draw:text-box>
        </draw:frame>
        <draw:frame presentation:style-name="pr5" draw:layer="layout" svg:width="26.099cm" svg:height="15.36cm" svg:x="0.901cm" svg:y="4.5cm" presentation:class="subtitle">
          <draw:text-box>
            <text:list text:style-name="L1">
              <text:list-item>
                <text:p><text:s/>written in Python</text:p>
              </text:list-item>
              <text:list-item>
                <text:p><text:s/>Apache 2 license</text:p>
              </text:list-item>
              <text:list-item>
                <text:p><text:s/>uses standard Python modules, or wraps around various standard Linux commands</text:p>
              </text:list-item>
              <text:list-item>
                <text:p><text:s/>reporting done in XML</text:p>
              </text:list-item>
              <text:list-item>
                <text:p><text:s/>lightweight</text:p>
              </text:list-item>
              <text:list-item>
                <text:p><text:s/>focus is on binaries, not on source code.</text:p>
              </text:list-item>
              <text:list-item>
                <text:p><text:s/>ongoing scientific research to validate methodologies we use</text:p>
              </text:list-item>
            </text:list>
            <text:p/>
            <text:p>Not covered (on purpose!): how licenses interact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BAT plugins</text:p>
          </draw:text-box>
        </draw:frame>
        <draw:frame presentation:style-name="pr5" draw:layer="layout" svg:width="26.099cm" svg:height="15.36cm" svg:x="0.901cm" svg:y="4.5cm" presentation:class="subtitle">
          <draw:text-box>
            <text:p>BAT uses a plugin system and is extremely flexible:</text:p>
            <text:p/>
            <text:list text:style-name="L1">
              <text:list-item>
                <text:p><text:s/>unpack scans: used to unpack file systems and decompress compressed files</text:p>
              </text:list-item>
              <text:list-item>
                <text:p><text:s/>file/leaf scans: individual checks on files. Currently BAT uses simple string checks/regular expressions. Development version uses vast knowledgebase with information from thousands of software packages.</text:p>
              </text:list-item>
            </text:list>
            <text:p/>
            <text:p>Adding checks is really straightforward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BAT demo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Firmware from a device (Trendnet TEW-636ABP, GPL compliant AFAIK).</text:p>
            <text:p/>
            <text:p>The firmware contains:</text:p>
            <text:p/>
            <text:list text:style-name="L1">
              <text:list-item>
                <text:p><text:s/>RedBoot</text:p>
              </text:list-item>
              <text:list-item>
                <text:p><text:s/>gzip compressed Linux kernel 2.6.15 (MIPS), with various subsystems such as mtd</text:p>
              </text:list-item>
              <text:list-item>
                <text:p><text:s/>squashfs (gzip compression) with BusyBox, various kernel modules, wireless tools, proprietary programs,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 presentation:user-transformed="true">
          <draw:text-box>
            <text:p>Observations</text:p>
          </draw:text-box>
        </draw:frame>
        <draw:frame presentation:style-name="pr5" draw:layer="layout" svg:width="26.099cm" svg:height="15.36cm" svg:x="0.901cm" svg:y="4.5cm" presentation:class="subtitle">
          <draw:text-box>
            <text:p>Unpacking the test firmware is fast and we catch everything, but this is not always the case:</text:p>
            <text:p/>
            <text:list text:style-name="L1">
              <text:list-item>
                <text:p><text:s/>hard to tell where certain file systems/compressed files end, possibly doing a lot of duplicate work</text:p>
              </text:list-item>
              <text:list-item>
                <text:p><text:s/>encryption/DRM/Tivoization are obviously difficult</text:p>
              </text:list-item>
              <text:list-item>
                <text:p><text:s/>some vendors make modifications to file systems</text:p>
              </text:list-item>
              <text:list-item>
                <text:p><text:s/>some file systems are hard to detect (for example yaffs2)</text:p>
              </text:list-item>
              <text:list-item>
                <text:p><text:s/>we can only detect what's in the firmware. If the bootloader is only on the device (and not in the firmware) we can't detect it</text:p>
              </text:list-item>
            </text:list>
            <text:p/>
            <text:p>But: unpacking is not what takes most time in a compliance enforcement process :-)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BAT Future Work</text:p>
          </draw:text-box>
        </draw:frame>
        <draw:frame presentation:style-name="pr5" draw:layer="layout" svg:width="26.099cm" svg:height="15.36cm" svg:x="0.901cm" svg:y="4.5cm" presentation:class="subtitle">
          <draw:text-box>
            <text:list text:style-name="L1">
              <text:list-item>
                <text:p><text:s/>creating better output scripts</text:p>
              </text:list-item>
              <text:list-item>
                <text:p><text:s/>support for unpacking more file systems and archives</text:p>
              </text:list-item>
              <text:list-item>
                <text:p><text:s/>checks for source code archives to detect unnecessary cruft</text:p>
              </text:list-item>
              <text:list-item>
                <text:p><text:s/>tools to match binaries and source code archives</text:p>
              </text:list-item>
              <text:list-item>
                <text:p><text:s/>better detection of packages (this has been done and needs to be merged)</text:p>
              </text:list-item>
              <text:list-item>
                <text:p><text:s/>web services (“hosted BAT”)</text:p>
              </text:list-item>
              <text:list-item>
                <text:p><text:s/>SPDX-like standard for binaries</text:p>
              </text:list-item>
              <text:list-item>
                <text:p><text:s/>use Ninka and FOSSology to mine more information from source files and use that in B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The bigger picture</text:p>
          </draw:text-box>
        </draw:frame>
        <draw:frame presentation:style-name="pr5" draw:layer="layout" svg:width="26.099cm" svg:height="15.36cm" svg:x="0.901cm" svg:y="4.5cm" presentation:class="subtitle">
          <draw:text-box>
            <text:p>BAT is not the only tool in helping to fix the supply chain:</text:p>
            <text:p/>
            <text:list text:style-name="L1">
              <text:list-item>
                <text:p><text:s/>FOSSology</text:p>
              </text:list-item>
              <text:list-item>
                <text:p><text:s/>Ninka</text:p>
              </text:list-item>
              <text:list-item>
                <text:p><text:s/>SPDX standard (for interchange)</text:p>
              </text:list-item>
              <text:list-item>
                <text:p><text:s/>various commercial source code scann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2cm" svg:x="0.801cm" svg:y="2cm" presentation:class="title">
          <draw:text-box>
            <text:p>Introducing the Open Compliance Suite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Compliance now:</text:p>
            <text:p/>
            <text:list text:style-name="L1">
              <text:list-item>
                <text:p><text:s/>deemed too expensive by many</text:p>
              </text:list-item>
              <text:list-item>
                <text:p><text:s/>no<text:span text:style-name="T4">t transparent/e</text:span>asy to understand</text:p>
              </text:list-item>
            </text:list>
            <text:p/>
            <text:p>We need to fix this!</text:p>
            <text:p/>
            <text:p>The Open Compliance Suite tries to bring together best of breed tools:</text:p>
            <text:p/>
            <text:list text:continue-numbering="true" text:style-name="L1">
              <text:list-item>
                <text:p><text:s/>Ninka</text:p>
              </text:list-item>
              <text:list-item>
                <text:p><text:s/>Binary Analysis Tool</text:p>
              </text:list-item>
            </text:list>
            <text:p/>
            <text:p>Over time w<text:span text:style-name="T4">e </text:span><text:span text:style-name="T5">will</text:span><text:span text:style-name="T4"> a</text:span>dd more tools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6.199cm" svg:height="2cm" svg:x="0.801cm" svg:y="2cm" presentation:class="title">
          <draw:text-box>
            <text:p>More information/need help?</text:p>
          </draw:text-box>
        </draw:frame>
        <draw:frame presentation:style-name="pr5" draw:layer="layout" svg:width="26.099cm" svg:height="15.36cm" svg:x="0.901cm" svg:y="4.5cm" presentation:class="subtitle">
          <draw:text-box>
            <text:p><text:span text:style-name="T4">In June 2011 I am launching </text:span>a new software governance consultancy</text:p>
            <text:p/>
            <text:p/>
            <text:list text:style-name="L1">
              <text:list-item>
                <text:p><text:s/>compliance engineering (using BAT, Ninka and other open tools)</text:p>
              </text:list-item>
              <text:list-item>
                <text:p><text:s/>training about compliance engineering/free software governance</text:p>
              </text:list-item>
              <text:list-item>
                <text:p><text:s/>consultancy</text:p>
              </text:list-item>
              <text:list-item>
                <text:p><text:s/>BAT development</text:p>
              </text:list-item>
              <text:list-item>
                <text:p><text:s/>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Q&amp;A</text:p>
          </draw:text-box>
        </draw:frame>
        <draw:frame presentation:style-name="pr5" draw:layer="layout" svg:width="26.099cm" svg:height="15.36cm" svg:x="0.901cm" svg:y="4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1.75cm" svg:x="0.801cm" svg:y="2.125cm" presentation:class="title">
          <draw:text-box>
            <text:p>Contact</text:p>
          </draw:text-box>
        </draw:frame>
        <draw:frame presentation:style-name="pr5" draw:layer="layout" svg:width="26.099cm" svg:height="15.36cm" svg:x="0.901cm" svg:y="4.5cm" presentation:class="subtitle">
          <draw:text-box>
            <text:p>Armijn Hemel</text:p>
            <text:p/>
            <text:p>armijn@uulug.nl</text:p>
            <text:p/>
            <text:p>No actual bats were harmed in the making of this tool or present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loco-presentation-bg" xlink:href="Pictures/1000000000000400000003002AFD791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oco_25_20presentation-background" style:display-name="loco%20presentation-background" style:family="presentation">
      <style:graphic-properties draw:stroke="none" draw:fill="bitmap" draw:fill-image-name="loco-presentation-bg" draw:fill-image-width="0cm" draw:fill-image-height="0cm" style:repeat="stretch"/>
    </style:style>
    <style:style style:name="loco_25_20presentation-backgroundobjects" style:display-name="loco%20presentatio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oco_25_20presentation-notes" style:display-name="loco%20presentation-notes" style:family="presentation">
      <style:graphic-properties draw:stroke="none" draw:fill="none">
        <text:list-style style:name="loco_25_20presentation-notes" style:display-name="loco%20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oco_25_20presentation-outline1" style:display-name="loco%20presentation-outline1" style:family="presentation">
      <style:graphic-properties draw:stroke="none" draw:fill="none">
        <text:list-style style:name="loco_25_20presentation-outline1" style:display-name="loco%20presentation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oco_25_20presentation-outline2" style:display-name="loco%20presentation-outline2" style:family="presentation" style:parent-style-name="loco_25_20presentation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loco_25_20presentation-outline3" style:display-name="loco%20presentation-outline3" style:family="presentation" style:parent-style-name="loco_25_20presentation-outline2">
      <style:paragraph-properties fo:margin-left="3.6cm" fo:margin-right="0cm" fo:margin-top="0cm" fo:margin-bottom="0.3cm" fo:text-indent="-0.6cm"/>
      <style:text-properties fo:color="#000000" fo:font-family="'Trebuchet MS'" style:font-style-name="Normal" style:font-family-generic="swiss" style:font-pitch="variable" fo:font-size="18pt" style:font-size-asian="24pt" style:font-size-complex="24pt"/>
    </style:style>
    <style:style style:name="loco_25_20presentation-outline4" style:display-name="loco%20presentation-outline4" style:family="presentation" style:parent-style-name="loco_25_20presentation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loco_25_20presentation-outline5" style:display-name="loco%20presentation-outline5" style:family="presentation" style:parent-style-name="loco_25_20presentation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loco_25_20presentation-outline6" style:display-name="loco%20presentation-outline6" style:family="presentation" style:parent-style-name="loco_25_20presentation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loco_25_20presentation-outline7" style:display-name="loco%20presentation-outline7" style:family="presentation" style:parent-style-name="loco_25_20presentation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loco_25_20presentation-outline8" style:display-name="loco%20presentation-outline8" style:family="presentation" style:parent-style-name="loco_25_20presentation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loco_25_20presentation-outline9" style:display-name="loco%20presentation-outline9" style:family="presentation" style:parent-style-name="loco_25_20presentation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loco_25_20presentation-subtitle" style:display-name="loco%20presentation-subtitle" style:family="presentation">
      <style:graphic-properties draw:stroke="none" draw:fill="none" draw:textarea-vertical-align="middle" draw:auto-grow-height="false">
        <text:list-style style:name="loco_25_20presentation-subtitle" style:display-name="loco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>
        <style:tab-stops/>
      </style:paragraph-properties>
      <style:text-properties fo:color="#000000" style:text-outline="false" style:text-line-through-style="none" fo:font-family="'Trebuchet MS'" style:font-style-name="Normal" style:font-family-generic="swiss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oco_25_20presentation-title" style:display-name="loco%20presentation-title" style:family="presentation">
      <style:graphic-properties draw:stroke="none" draw:fill="none" draw:textarea-vertical-align="middle">
        <text:list-style style:name="loco_25_20presentation-title" style:display-name="loco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loco-presentation-bg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loco_25_20presentation-outline1">
      <style:graphic-properties fo:min-height="15.36cm"/>
    </style:style>
    <style:style style:name="Mpr2" style:family="presentation" style:parent-style-name="loco_25_20presentation-backgroundobjects">
      <style:graphic-properties draw:stroke="none" draw:fill="none" draw:fill-color="#ffffff" draw:auto-grow-height="false" fo:min-height="1.449cm"/>
    </style:style>
    <style:style style:name="Mpr3" style:family="presentation" style:parent-style-name="loco_25_20present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loco_25_20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14pt" style:font-size-asian="14pt" style:font-size-complex="14pt"/>
    </style:style>
    <style:style style:name="MP5" style:family="paragraph">
      <style:text-properties fo:color="#ffffff" fo:font-family="'Trebuchet MS'" style:font-family-generic="swiss" style:font-pitch="variable" fo:font-size="15pt" fo:text-shadow="none" style:font-size-asian="15pt" style:font-size-complex="15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rebuchet MS'" style:font-family-generic="swiss" style:font-pitch="variable" fo:font-size="14pt" fo:language="nl" fo:country="NL" style:font-size-asian="14pt" style:language-asian="nl" style:country-asian="NL" style:font-size-complex="14pt" style:language-complex="nl" style:country-complex="NL"/>
    </style:style>
    <style:style style:name="MT3" style:family="text">
      <style:text-properties fo:font-family="'Trebuchet MS'" style:font-family-generic="swiss" style:font-pitch="variable" fo:font-size="14pt" style:font-size-asian="14pt" style:font-size-complex="14pt"/>
    </style:style>
    <style:style style:name="MT4" style:family="text">
      <style:text-properties fo:color="#ffffff" fo:font-family="'Trebuchet MS'" style:font-family-generic="swiss" style:font-pitch="variable" fo:font-size="15pt" fo:text-shadow="none" style:font-size-asian="15pt" style:font-size-complex="15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oco_25_20presentation" style:display-name="loco%20presentation" style:page-layout-name="PM1" draw:style-name="Mdp1">
      <draw:frame presentation:style-name="loco_25_20presentation-title" draw:layer="backgroundobjects" svg:width="26.199cm" svg:height="2cm" svg:x="0.801cm" svg:y="2cm" presentation:class="title" presentation:placeholder="true">
        <draw:text-box/>
      </draw:frame>
      <draw:frame presentation:style-name="Mpr1" draw:layer="backgroundobjects" svg:width="26.099cm" svg:height="15.36cm" svg:x="0.901cm" svg:y="4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3" draw:layer="backgroundobjects" svg:width="6.523cm" svg:height="0.679cm" svg:x="0.977cm" svg:y="20.321cm" presentation:class="date-time">
        <draw:text-box>
          <text:p text:style-name="MP3"><text:span text:style-name="MT2">April 8, 2011</text:span></text:p>
        </draw:text-box>
      </draw:frame>
      <draw:frame presentation:style-name="Mpr2" draw:text-style-name="MP4" draw:layer="backgroundobjects" svg:width="8.875cm" svg:height="0.679cm" svg:x="9.625cm" svg:y="20.321cm" presentation:class="footer">
        <draw:text-box>
          <text:p text:style-name="MP4"><text:span text:style-name="MT3">(Re)introducing BAT</text:span></text:p>
        </draw:text-box>
      </draw:frame>
      <draw:frame draw:style-name="Mgr3" draw:text-style-name="MP5" draw:layer="backgroundobjects" svg:width="11.297cm" svg:height="0.865cm" svg:x="17cm" svg:y="0.135cm">
        <draw:text-box>
          <text:p><text:span text:style-name="MT4">Armijn Hemel, Loco (Loohuis Consulting)</text:span></text:p>
        </draw:text-box>
      </draw:frame>
      <presentation:notes style:page-layout-name="PM0">
        <draw:page-thumbnail presentation:style-name="loco_25_20presentation-title" draw:layer="backgroundobjects" svg:width="14.848cm" svg:height="11.136cm" svg:x="3.075cm" svg:y="2.257cm" presentation:class="page"/>
        <draw:frame presentation:style-name="loco_25_20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10-26T20:04:13</meta:creation-date>
    <meta:editing-duration>PT77H10M38S</meta:editing-duration>
    <meta:editing-cycles>155</meta:editing-cycles>
    <dc:date>2011-04-06T07:56:55</dc:date>
    <meta:generator>OpenOffice.org/3.2$Linux OpenOffice.org_project/320m12$Build-9483</meta:generator>
    <meta:document-statistic meta:object-count="93"/>
    <meta:user-defined meta:name="Info 1"/>
    <meta:user-defined meta:name="Info 2"/>
    <meta:user-defined meta:name="Info 3"/>
    <meta:user-defined meta:name="Info 4"/>
  </office:meta>
</office:document-meta>
</file>